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E00000252BA701BC6.png"/>
  <manifest:file-entry manifest:media-type="image/png" manifest:full-path="Pictures/100000000000036A00000125BC3D7EB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2.405cm" draw:z-index="0"><draw:image xlink:href="Pictures/100000000000032E00000252BA701BC6.png" xlink:type="simple" xlink:show="embed" xlink:actuate="onLoad"/></draw:frame><draw:frame draw:style-name="fr2" draw:name="graphics2" text:anchor-type="paragraph" svg:x="0.023cm" svg:y="12.404cm" svg:width="17cm" svg:height="5.699cm" draw:z-index="1"><draw:image xlink:href="Pictures/100000000000036A00000125BC3D7E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Davis</meta:initial-creator>
    <meta:creation-date>2013-05-05T13:43:20.08</meta:creation-date>
    <meta:document-statistic meta:table-count="0" meta:image-count="2" meta:object-count="0" meta:page-count="1" meta:paragraph-count="0" meta:word-count="0" meta:character-count="0"/>
    <dc:date>2013-05-05T21:09:59.21</dc:date>
    <dc:creator>Matthew Davis</dc:creator>
    <meta:editing-duration>PT7H11M28S</meta:editing-duration>
    <meta:editing-cycles>1</meta:editing-cycles>
    <meta:generator>OpenOffice.org/3.3$Win32 OpenOffice.org_project/330m20$Build-9567</meta:generator>
  </office:meta>
</office:document-meta>
</file>